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text-properties officeooo:paragraph-rsid="00172dc5"/>
    </style:style>
    <style:style style:name="P2" style:family="paragraph" style:parent-style-name="Text_20_body" style:list-style-name="L1">
      <style:text-properties officeooo:rsid="0013b8bb" officeooo:paragraph-rsid="002a3e79"/>
    </style:style>
    <style:style style:name="P3" style:family="paragraph" style:parent-style-name="Text_20_body" style:list-style-name="L1">
      <style:text-properties officeooo:rsid="001b6841" officeooo:paragraph-rsid="001b6841"/>
    </style:style>
    <style:style style:name="P4" style:family="paragraph" style:parent-style-name="Text_20_body" style:list-style-name="L1">
      <style:text-properties officeooo:rsid="0021a30a" officeooo:paragraph-rsid="0021a30a"/>
    </style:style>
    <style:style style:name="T1" style:family="text">
      <style:text-properties officeooo:rsid="00157492"/>
    </style:style>
    <style:style style:name="T2" style:family="text">
      <style:text-properties officeooo:rsid="001db92f"/>
    </style:style>
    <style:style style:name="T3" style:family="text">
      <style:text-properties officeooo:rsid="001ea6fa"/>
    </style:style>
    <style:style style:name="T4" style:family="text">
      <style:text-properties officeooo:rsid="00207234"/>
    </style:style>
    <style:style style:name="T5" style:family="text">
      <style:text-properties officeooo:rsid="00227ab6"/>
    </style:style>
    <style:style style:name="T6" style:family="text">
      <style:text-properties officeooo:rsid="0023a0da"/>
    </style:style>
    <style:style style:name="T7" style:family="text">
      <style:text-properties officeooo:rsid="0026c3a1"/>
    </style:style>
    <style:style style:name="T8" style:family="text">
      <style:text-properties officeooo:rsid="002971e7"/>
    </style:style>
    <style:style style:name="T9" style:family="text">
      <style:text-properties officeooo:rsid="002a2e03"/>
    </style:style>
    <style:style style:name="T10" style:family="text">
      <style:text-properties officeooo:rsid="002b3e8f"/>
    </style:style>
    <style:style style:name="T11" style:family="text">
      <style:text-properties officeooo:rsid="002db561"/>
    </style:style>
    <style:style style:name="T12" style:family="text">
      <style:text-properties officeooo:rsid="002f666a"/>
    </style:style>
    <style:style style:name="T13" style:family="text">
      <style:text-properties officeooo:rsid="00320419"/>
    </style:style>
    <style:style style:name="T14" style:family="text">
      <style:text-properties officeooo:rsid="00347801"/>
    </style:style>
    <style:style style:name="T15" style:family="text">
      <style:text-properties officeooo:rsid="0034e272"/>
    </style:style>
    <style:style style:name="T16" style:family="text">
      <style:text-properties officeooo:rsid="0036bb38"/>
    </style:style>
    <style:style style:name="T17" style:family="text">
      <style:text-properties officeooo:rsid="0036de48"/>
    </style:style>
    <style:style style:name="T18" style:family="text">
      <style:text-properties officeooo:rsid="00375a81"/>
    </style:style>
    <style:style style:name="T19" style:family="text">
      <style:text-properties officeooo:rsid="0038c0bd"/>
    </style:style>
    <style:style style:name="T20" style:family="text">
      <style:text-properties officeooo:rsid="0039504e"/>
    </style:style>
    <style:style style:name="T21" style:family="text">
      <style:text-properties officeooo:rsid="003f1fb3"/>
    </style:style>
    <style:style style:name="T22" style:family="text">
      <style:text-properties officeooo:rsid="00439002"/>
    </style:style>
    <style:style style:name="T23" style:family="text">
      <style:text-properties officeooo:rsid="0044be10"/>
    </style:style>
    <style:style style:name="T24" style:family="text">
      <style:text-properties officeooo:rsid="0045092b"/>
    </style:style>
    <style:style style:name="T25" style:family="text">
      <style:text-properties officeooo:rsid="0048f9af"/>
    </style:style>
    <style:style style:name="T26" style:family="text">
      <style:text-properties officeooo:rsid="0049ca24"/>
    </style:style>
    <style:style style:name="T27" style:family="text">
      <style:text-properties officeooo:rsid="005093d8"/>
    </style:style>
    <style:style style:name="T28" style:family="text">
      <style:text-properties officeooo:rsid="00549a51"/>
    </style:style>
    <style:style style:name="T29" style:family="text">
      <style:text-properties officeooo:rsid="0055e107"/>
    </style:style>
    <style:style style:name="T30" style:family="text">
      <style:text-properties officeooo:rsid="00560245"/>
    </style:style>
    <style:style style:name="T31" style:family="text">
      <style:text-properties officeooo:rsid="0058fd18"/>
    </style:style>
    <style:style style:name="T32" style:family="text">
      <style:text-properties officeooo:rsid="0059936e"/>
    </style:style>
    <style:style style:name="T33" style:family="text">
      <style:text-properties officeooo:rsid="0059b553"/>
    </style:style>
    <style:style style:name="T34" style:family="text">
      <style:text-properties officeooo:rsid="005b5afa"/>
    </style:style>
    <style:style style:name="T35" style:family="text">
      <style:text-properties officeooo:rsid="005d22a3"/>
    </style:style>
    <style:style style:name="T36" style:family="text">
      <style:text-properties officeooo:rsid="00605f33"/>
    </style:style>
    <style:style style:name="T37" style:family="text">
      <style:text-properties officeooo:rsid="00620911"/>
    </style:style>
    <style:style style:name="T38" style:family="text">
      <style:text-properties officeooo:rsid="0063b4b7"/>
    </style:style>
    <style:style style:name="T39" style:family="text">
      <style:text-properties officeooo:rsid="0068058d"/>
    </style:style>
    <style:style style:name="T40" style:family="text">
      <style:text-properties officeooo:rsid="0069de39"/>
    </style:style>
    <style:style style:name="T41" style:family="text">
      <style:text-properties officeooo:rsid="006a954b"/>
    </style:style>
    <style:style style:name="T42" style:family="text">
      <style:text-properties officeooo:rsid="006c070e"/>
    </style:style>
    <style:style style:name="T43" style:family="text">
      <style:text-properties officeooo:rsid="006cb0fc"/>
    </style:style>
    <style:style style:name="T44" style:family="text">
      <style:text-properties officeooo:rsid="006cd99a"/>
    </style:style>
    <style:style style:name="T45" style:family="text">
      <style:text-properties officeooo:rsid="006d3005"/>
    </style:style>
    <style:style style:name="T46" style:family="text">
      <style:text-properties officeooo:rsid="006f87b9"/>
    </style:style>
    <style:style style:name="T47" style:family="text">
      <style:text-properties officeooo:rsid="00731379"/>
    </style:style>
    <style:style style:name="T48" style:family="text">
      <style:text-properties officeooo:rsid="0073aaea"/>
    </style:style>
    <style:style style:name="T49" style:family="text">
      <style:text-properties officeooo:rsid="0074307e"/>
    </style:style>
    <style:style style:name="T50" style:family="text">
      <style:text-properties officeooo:rsid="0077021b"/>
    </style:style>
    <style:style style:name="T51" style:family="text">
      <style:text-properties officeooo:rsid="007c691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Matthew 13:1-23</text:h>
      <text:h text:style-name="Heading_20_2" text:outline-level="2"><text:bookmark text:name="en-NIV-23541"/>The Parable of the Sower</text:h>
      <text:list xml:id="list1393302166" text:style-name="L1">
        <text:list-item>
          <text:p text:style-name="P1">That same day Jesus went out of the house and sat by the lake. Such large crowds gathered around him that he got into a boat and sat in it, while all the people stood on the shore. Then he told them many things in parables, saying: “A farmer went out to sow his seed. As he was scattering the seed, some fell along the path, and the birds came and ate it up. Some fell on rocky places, where it did not have much soil. It sprang up quickly, because the soil was shallow. But when the sun came up, the plants were scorched, and they withered because they had no root. Other seed fell among thorns, which grew up and choked the plants. Still other seed fell on good soil, where it produced a crop—a hundred, sixty or thirty times what was sown. Whoever has ears, let them hear.”<text:bookmark text:name="en-NIV-23550"/> The disciples came to him and asked, “Why do you speak to the people in parables?”<text:bookmark text:name="en-NIV-23551"/> He replied, “Because the knowledge of the secrets of the kingdom of heaven has been given to you, but not to them. <text:bookmark text:name="en-NIV-23552"/>Whoever has will be given more, and they will have an abundance. Whoever does not have, even what they have will be taken from them. <text:bookmark text:name="en-NIV-23553"/>This is why I speak to them in parables: “Though seeing, they do not see; though hearing, they do not hear or understand.<text:bookmark text:name="en-NIV-23554"/> In them is fulfilled the prophecy of Isaiah: “‘You will be ever hearing but never understanding; you will be ever seeing but never perceiving.<text:bookmark text:name="en-NIV-23555"/> For this people’s heart has become calloused; they hardly hear with their ears, and they have closed their eyes. Otherwise they might see with their eyes, hear with their ears, understand with their hearts and turn, and I would heal them.’<text:bookmark text:name="en-NIV-23556"/> But blessed are your eyes because they see, and your ears because they hear. <text:bookmark text:name="en-NIV-23557"/>For truly I tell you, many prophets and righteous people longed to see what you see but did not see it, and to hear what you hear but did not hear it.<text:bookmark text:name="en-NIV-23558"/> “Listen then to what the parable of the sower means: <text:bookmark text:name="en-NIV-23559"/>When anyone hears the message about the kingdom and does not understand it, the evil one comes and snatches away what was sown in their heart. This is the seed sown along the path. <text:bookmark text:name="en-NIV-23560"/>The seed falling on rocky ground refers to someone who hears the word and at once receives it with joy. <text:bookmark text:name="en-NIV-23561"/>But since they have no root, they last only a short time. When trouble or persecution comes because of the word, they quickly fall away.<text:bookmark text:name="en-NIV-23562"/> The seed falling among the thorns refers to someone who hears the word, but the worries of this life and the deceitfulness of wealth choke the word, making it unfruitful. <text:bookmark text:name="en-NIV-23563"/>But the seed falling on good soil refers to someone who hears the word and understands it. This is the one who produces a crop, yielding a hundred, sixty or thirty times what was sown.”</text:p>
        </text:list-item>
        <text:list-item>
          <text:p text:style-name="P2">Sometimes <text:span text:style-name="T14">I’m</text:span> the path, sometimes <text:span text:style-name="T14">I’m</text:span> the thorny ground, sometimes <text:span text:style-name="T14">I’m</text:span> the shallow ground and sometimes <text:span text:style-name="T15">I’m</text:span> the good ground. <text:span text:style-name="T1">When </text:span><text:span text:style-name="T16">I</text:span><text:span text:style-name="T1"> hear the word and it doesn’t bear fruit in </text:span><text:span text:style-name="T17">me, </text:span><text:span text:style-name="T1"><text:s/></text:span><text:span text:style-name="T17">I’m either</text:span><text:span text:style-name="T1"> one of the first 3 grounds/</text:span><text:span text:style-name="T20">soil</text:span><text:span text:style-name="T1">. When </text:span><text:span text:style-name="T18">I</text:span><text:span text:style-name="T1"> hear the word and it bears fruit in </text:span><text:span text:style-name="T19">me,</text:span><text:span text:style-name="T1"> </text:span><text:span text:style-name="T19">I’m</text:span><text:span text:style-name="T1"> the good ground/soil. </text:span></text:p>
        </text:list-item>
        <text:list-item>
          <text:p text:style-name="P2"><text:span text:style-name="T9">Examples: the word says, “a soft response calms down anger” but when </text:span><text:span text:style-name="T11">some</text:span><text:span text:style-name="T9">one comes angry at </text:span><text:span text:style-name="T21">me</text:span><text:span text:style-name="T9"> and </text:span><text:span text:style-name="T21">I also</text:span><text:span text:style-name="T9"> become angry what ground have we potrayed? </text:span><text:span text:style-name="T10">The bible says “Do not lie” but when </text:span><text:span text:style-name="T22">I</text:span><text:span text:style-name="T10"> lie in a situation with the aim to gain favour from the wo</text:span><text:span text:style-name="T23">r</text:span><text:span text:style-name="T10">d, what ground have </text:span><text:span text:style-name="T24">I</text:span><text:span text:style-name="T10"> exhibited? </text:span><text:span text:style-name="T12">What kind of ground do </text:span><text:span text:style-name="T25">I</text:span><text:span text:style-name="T12"> chose </text:span><text:span text:style-name="T13">to be on a daily </text:span><text:span text:style-name="T26">or situation </text:span><text:span text:style-name="T13">basis</text:span><text:span text:style-name="T12">? Let’s chose the good/</text:span><text:span text:style-name="T27">fruitful</text:span><text:span text:style-name="T12"> ground always.</text:span></text:p>
        </text:list-item>
        <text:list-item>
          <text:p text:style-name="P3"><text:soft-page-break/>When <text:span text:style-name="T28">I</text:span> don’t understand the word <text:span text:style-name="T31">when it’s preached</text:span>, <text:span text:style-name="T29">I</text:span>’ve lost out and <text:span text:style-name="T30">I’m</text:span> like the path –<text:span text:style-name="T32"> the word </text:span><text:span text:style-name="T33">ha</text:span><text:span text:style-name="T51">s</text:span><text:span text:style-name="T33"> been stolen </text:span><text:span text:style-name="T32">from me</text:span>. When <text:span text:style-name="T34">I</text:span> hear the word and receive it with joy but shortly forget it because of <text:span text:style-name="T2">troubles and persecution </text:span><text:span text:style-name="T35">I’m</text:span><text:span text:style-name="T2"> like the rocky ground. </text:span><text:span text:style-name="T3">When </text:span><text:span text:style-name="T36">I</text:span><text:span text:style-name="T3"> hear the word but it is choked by the deceitfulness, </text:span><text:span text:style-name="T37">hardships</text:span><text:span text:style-name="T3"> and worries of life, </text:span><text:span text:style-name="T38">I’m</text:span><text:span text:style-name="T3"> like the thorny ground. </text:span><text:span text:style-name="T4">When </text:span><text:span text:style-name="T39">I</text:span><text:span text:style-name="T4"> hear the word and </text:span><text:span text:style-name="T40">I</text:span><text:span text:style-name="T4"> apply it in </text:span><text:span text:style-name="T41">my</text:span><text:span text:style-name="T4"> life </text:span><text:span text:style-name="T42">and </text:span><text:span text:style-name="T4">in a</text:span><text:span text:style-name="T8">ll</text:span><text:span text:style-name="T4"> situation</text:span><text:span text:style-name="T8">s</text:span><text:span text:style-name="T4">, it will bear fruit in </text:span><text:span text:style-name="T43">me</text:span><text:span text:style-name="T4"> and </text:span><text:span text:style-name="T44">I’m</text:span><text:span text:style-name="T4"> </text:span><text:span text:style-name="T45">the</text:span><text:span text:style-name="T4"> good ground/soil.</text:span></text:p>
        </text:list-item>
        <text:list-item>
          <text:p text:style-name="P4">The aim is <text:span text:style-name="T46">for us </text:span>to be good soil always – come rain, come thunder. This can be achieved by rooting ourselves in God, studying the word daily and also by <text:span text:style-name="T5">the</text:span> help of <text:span text:style-name="T47">the Holy </text:span><text:span text:style-name="T48">Spirit</text:span>. <text:span text:style-name="T6">It requires a lot of effort </text:span><text:span text:style-name="T49">and deligence </text:span><text:span text:style-name="T6">on our behalf to be </text:span><text:span text:style-name="T49">the </text:span><text:span text:style-name="T6">good ground, </text:span><text:span text:style-name="T7">and the yield is </text:span><text:span text:style-name="T50">worth it</text:span><text:span text:style-name="T7">.</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16T07:46:19.817496606</meta:creation-date>
    <dc:date>2021-11-10T06:09:50.730841936</dc:date>
    <meta:editing-duration>PT1H19M25S</meta:editing-duration>
    <meta:editing-cycles>66</meta:editing-cycles>
    <meta:generator>LibreOffice/6.4.7.2$Linux_X86_64 LibreOffice_project/40$Build-2</meta:generator>
    <meta:document-statistic meta:table-count="0" meta:image-count="0" meta:object-count="0" meta:page-count="2" meta:paragraph-count="7" meta:word-count="800" meta:character-count="4191" meta:non-whitespace-character-count="3400"/>
  </office:meta>
</office:document-meta>
</file>